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525cm" svg:height="1.27cm" svg:x="10.525cm" svg:y="1.635cm">
          <draw:text-box>
            <text:p>Stock Class Diagram</text:p>
          </draw:text-box>
        </draw:frame>
        <draw:g>
          <draw:rect draw:style-name="gr2" draw:text-style-name="P1" draw:layer="layout" svg:width="10.795cm" svg:height="1.27cm" svg:x="7.35cm" svg:y="4.175cm">
            <text:p text:style-name="P1">Role: Parent Class</text:p>
          </draw:rect>
          <draw:rect draw:style-name="gr2" draw:text-style-name="P1" draw:layer="layout" svg:width="10.16cm" svg:height="3.175cm" svg:x="7.985cm" svg:y="5.445cm">
            <text:p text:style-name="P1">Stockentry array GetStockEntries()</text:p>
            <text:p text:style-name="P1">- get where stock_id=my id,</text:p>
            <text:p text:style-name="P1">- Order by date, priority</text:p>
          </draw:rect>
        </draw:g>
        <draw:g>
          <draw:rect draw:style-name="gr2" draw:text-style-name="P1" draw:layer="layout" svg:width="10.795cm" svg:height="1.5cm" svg:x="7.35cm" svg:y="8.62cm">
            <text:p text:style-name="P1">Role: Keeper of last data entry</text:p>
          </draw:rect>
          <draw:rect draw:style-name="gr2" draw:text-style-name="P1" draw:layer="layout" svg:width="11.43cm" svg:height="6.755cm" svg:x="7.985cm" svg:y="10.12cm">
            <text:p text:style-name="P1">Int last_entry_id</text:p>
            <text:p text:style-name="P1">StockEntry GetLastEntry()</text:p>
            <text:p text:style-name="P1">Date Date</text:p>
            <text:p text:style-name="P1">Void updateFromLastEntry(lastentry)</text:p>
            <text:p text:style-name="P1">- copies data from last entry</text:p>
            <text:p text:style-name="P1">- does not save on its own</text:p>
            <text:p text:style-name="P1">Decimal Balance</text:p>
            <text:p text:style-name="P1">* <text:s/>– keep date and balance </text:p>
            <text:p text:style-name="P1">Updated from last entry</text:p>
          </draw:rect>
        </draw:g>
        <draw:g>
          <draw:rect draw:style-name="gr2" draw:text-style-name="P1" draw:layer="layout" svg:width="10.795cm" svg:height="1.27cm" svg:x="7.35cm" svg:y="16.875cm">
            <text:p text:style-name="P1">Role: Manager of stock entry data</text:p>
          </draw:rect>
          <draw:rect draw:style-name="gr2" draw:text-style-name="P1" draw:layer="layout" svg:width="10.16cm" svg:height="3.81cm" svg:x="7.985cm" svg:y="18.145cm">
            <text:p text:style-name="P1">Void calcFrom(Stockentry)</text:p>
            <text:p text:style-name="P1">- recalculate balance values from <text:line-break/>given stockentry, update balances</text:p>
            <text:p text:style-name="P1">Of stockentries that come after, </text:p>
            <text:p text:style-name="P1">Update current balance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1-01-04T12:53:24.85</dc:date>
    <dc:creator>Jasper Tomas</dc:creator>
    <meta:editing-duration>PT08H23M56S</meta:editing-duration>
    <meta:editing-cycles>79</meta:editing-cycles>
    <meta:generator>OpenOffice.org/3.2$Win32 OpenOffice.org_project/320m18$Build-9502</meta:generator>
    <meta:document-statistic meta:object-count="10"/>
  </office:meta>
</office:document-meta>
</file>